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池澤夏樹の新・新訳で絵本になった王子さま。5歳から10歳までの子供が自分で読める、親子で読める、声に出して読める新しい形の『星の王子さま』。絵本にすることで一層際立つ言葉の本質、物語の骨格、絵の魅力は大人の王子さまファンも必見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10:39.750000000</dc:date>
    <meta:editing-duration>PT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12" meta:character-count="114" meta:non-whitespace-character-count="113"/>
  </office:meta>
</office:document-meta>
</file>